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B0000003842AB19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2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00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2.75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000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3.507cm" svg:x="1cm" svg:y="0.994cm" presentation:class="title">
          <draw:text-box>
            <text:list text:style-name="L1">
              <text:list-item>
                <text:list>
                  <text:list-item>
                    <text:p text:style-name="P1"><text:span text:style-name="T1">Analisi Dei Requisiti 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001cm" svg:x="1.301cm" svg:y="5cm" presentation:class="subtitle">
          <draw:text-box>
            <text:p text:style-name="P3">ELEN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>
          <draw:text-box>
            <text:p text:style-name="P3">BR E VALIDATORE</text:p>
          </draw:text-box>
        </draw:frame>
        <draw:frame presentation:style-name="pr5" draw:layer="layout" svg:width="25.199cm" svg:height="12.75cm" svg:x="1.301cm" svg:y="5.125cm" presentation:class="subtitle">
          <draw:text-box>
            <text:p text:style-name="P3">MICHEL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>
          <draw:text-box>
            <text:p text:style-name="P3">COMUNICATORE EXIST GUI</text:p>
          </draw:text-box>
        </draw:frame>
        <draw:frame presentation:style-name="pr5" draw:layer="layout" svg:width="25.199cm" svg:height="12.75cm" svg:x="1.301cm" svg:y="5.125cm" presentation:class="subtitle">
          <draw:text-box>
            <text:p text:style-name="P3">LUCA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>
          <draw:text-box>
            <text:p text:style-name="P3">DIAGRAMMI</text:p>
          </draw:text-box>
        </draw:frame>
        <draw:frame presentation:style-name="pr5" draw:layer="layout" svg:width="25.199cm" svg:height="12.75cm" svg:x="1.301cm" svg:y="5.125cm" presentation:class="subtitle">
          <draw:text-box>
            <text:p text:style-name="P3">MARCO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>
          <draw:text-box>
            <text:p text:style-name="P3">GRAMMATICA</text:p>
          </draw:text-box>
        </draw:frame>
        <draw:frame presentation:style-name="pr5" draw:layer="layout" svg:width="25.199cm" svg:height="12.75cm" svg:x="1.301cm" svg:y="5.125cm" presentation:class="subtitle">
          <draw:text-box>
            <text:p text:style-name="P3">ALESSIA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>
          <draw:text-box>
            <text:p text:style-name="P3">PROTOTIPO E TEST</text:p>
          </draw:text-box>
        </draw:frame>
        <draw:frame presentation:style-name="pr5" draw:layer="layout" svg:width="25.199cm" svg:height="12.75cm" svg:x="1.301cm" svg:y="5.125cm" presentation:class="subtitle">
          <draw:text-box>
            <text:p text:style-name="P3">FILIPPUSEFTR4F45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>
          <draw:text-box>
            <text:p text:style-name="P3">PIANO DI PROGETTO</text:p>
          </draw:text-box>
        </draw:frame>
        <draw:frame presentation:style-name="pr5" draw:layer="layout" svg:width="25.199cm" svg:height="12.75cm" svg:x="1.301cm" svg:y="5.125cm" presentation:class="subtitle">
          <draw:text-box>
            <text:p text:style-name="P3">MATTIA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2.5cm" svg:height="3.256cm" svg:x="1cm" svg:y="1.119cm" presentation:class="title" presentation:placeholder="true">
          <draw:text-box/>
        </draw:frame>
        <draw:frame presentation:style-name="pr5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rco Tessarotto</meta:initial-creator>
    <meta:creation-date>2008-02-17T12:23:18</meta:creation-date>
    <dc:date>2008-02-18T16:58:27</dc:date>
    <meta:editing-cycles>4</meta:editing-cycles>
    <meta:editing-duration>PT1H38M13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